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3T18.00.38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  <text:notes-configuration text:note-class="footnote" text:start-value="1" style:num-format="a"/>
      </style:section-properties>
    </style:style>
    <style:style style:name="Sect2" style:family="section">
      <style:section-properties style:editable="false">
        <style:columns fo:column-count="1" fo:column-gap="0cm"/>
        <text:notes-configuration text:note-class="footnote" text:start-value="1" style:num-format="i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otnotes</text:h>
      <text:h text:style-name="Heading_20_2" text:outline-level="2">Footnotes with automatic note numbering</text:h>
      <text:p text:style-name="Text_20_body">This paragraph<text:note text:id="ftn1" text:note-class="footnote"><text:note-citation>1</text:note-citation><text:note-body><text:p text:style-name="Footnote">First regular footnote</text:p></text:note-body></text:note> contains two note references<text:note text:id="ftn2" text:note-class="footnote"><text:note-citation>2</text:note-citation><text:note-body><text:p text:style-name="Footnote">Second regular footnote</text:p></text:note-body></text:note>.</text:p>
      <text:section text:style-name="Sect1" text:name="Section1">
        <text:h text:style-name="Heading_20_2" text:outline-level="2">Footnotes with alphanumerical note numbering</text:h>
        <text:p text:style-name="Standard">This paragraph<text:note text:id="ftn3" text:note-class="footnote"><text:note-citation>1</text:note-citation><text:note-body><text:p text:style-name="Footnote">First footnote of this section</text:p></text:note-body></text:note> belongs to a section<text:note text:id="ftn4" text:note-class="footnote"><text:note-citation>2</text:note-citation><text:note-body><text:p text:style-name="Footnote">Second footnote of this section</text:p></text:note-body></text:note> that has a different note numbering style.</text:p>
      </text:section>
      <text:h text:style-name="Heading_20_2" text:outline-level="2">Footnotes with custom note numbering</text:h>
      <text:p text:style-name="Text_20_body">This paragraph<text:note text:id="ftn5" text:note-class="footnote"><text:note-citation text:label="*">*</text:note-citation><text:note-body><text:p text:style-name="Footnote">First custom footnote</text:p></text:note-body></text:note> contains<text:note text:id="ftn6" text:note-class="footnote"><text:note-citation text:label="†">†</text:note-citation><text:note-body><text:p text:style-name="Footnote">Second custom footnote</text:p></text:note-body></text:note> six<text:note text:id="ftn7" text:note-class="footnote"><text:note-citation text:label="‡">‡</text:note-citation><text:note-body><text:p text:style-name="Footnote">Third custom footnote</text:p></text:note-body></text:note> custom<text:note text:id="ftn8" text:note-class="footnote"><text:note-citation text:label="§">§</text:note-citation><text:note-body><text:p text:style-name="Footnote">Fourth custom footnote</text:p></text:note-body></text:note> note<text:note text:id="ftn9" text:note-class="footnote"><text:note-citation text:label="‖">‖</text:note-citation><text:note-body><text:p text:style-name="Footnote">Fifth custom footnote</text:p></text:note-body></text:note> references<text:note text:id="ftn10" text:note-class="footnote"><text:note-citation text:label="¶">¶</text:note-citation><text:note-body><text:p text:style-name="Footnote">Sixth custom footnote</text:p></text:note-body></text:note>.</text:p>
      <text:section text:style-name="Sect2" text:name="Section2">
        <text:h text:style-name="Heading_20_2" text:outline-level="2">Footnotes with greek numerical note numbering</text:h>
        <text:p text:style-name="Standard">This paragraph<text:note text:id="ftn11" text:note-class="footnote"><text:note-citation>1</text:note-citation><text:note-body><text:p text:style-name="Footnote">First footnote of this section</text:p></text:note-body></text:note> belongs to a section<text:note text:id="ftn12" text:note-class="footnote"><text:note-citation>2</text:note-citation><text:note-body><text:p text:style-name="Footnote">Second footnote of this section</text:p></text:note-body></text:note> that has a different note<text:note text:id="ftn13" text:note-class="footnote"><text:note-citation>3</text:note-citation><text:note-body><text:p text:style-name="Footnote">Third footnote of this section</text:p></text:note-body></text:note> numbering style<text:note text:id="ftn14" text:note-class="footnote"><text:note-citation>4</text:note-citation><text:note-body><text:p text:style-name="Footnote">Fourth footnote of this section</text:p></text:note-body></text:note>.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3T18:00:55.99</dc:date>
    <dc:creator>Bert Frees</dc:creator>
    <meta:editing-duration>PT2H37M9S</meta:editing-duration>
    <meta:editing-cycles>14</meta:editing-cycles>
    <meta:generator>OpenOffice.org/3.3$Win32 OpenOffice.org_project/330m19$Build-9561</meta:generator>
    <meta:document-statistic meta:table-count="0" meta:image-count="0" meta:object-count="0" meta:page-count="1" meta:paragraph-count="23" meta:word-count="132" meta:character-count="794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